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4120" officeooo:paragraph-rsid="00164120"/>
    </style:style>
    <style:style style:name="T1" style:family="text">
      <style:text-properties officeooo:rsid="001acc83"/>
    </style:style>
    <style:style style:name="T2" style:family="text">
      <style:text-properties officeooo:rsid="001ade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sss</text:span>s<text:span text:style-name="T1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6:53:40.250191642</meta:creation-date>
    <dc:date>2018-02-20T13:57:55.363206579</dc:date>
    <meta:editing-duration>PT57M42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